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003cm" fo:margin-top="0cm" fo:margin-bottom="0cm" table:align="center" fo:keep-with-next="always"/>
    </style:style>
    <style:style style:name="Table1.A" style:family="table-column">
      <style:table-column-properties style:column-width="3.5cm"/>
    </style:style>
    <style:style style:name="Table1.B" style:family="table-column">
      <style:table-column-properties style:column-width="3.503cm"/>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Table1.A2" style:family="table-cell" style:data-style-name="N0">
      <style:table-cell-properties fo:padding="0.097cm" fo:border="none"/>
    </style:style>
    <style:style style:name="Table1.B2" style:family="table-cell">
      <style:table-cell-properties fo:padding="0.097cm" fo:border-left="0.002cm solid #000000" fo:border-right="none" fo:border-top="none" fo:border-bottom="none"/>
    </style:style>
    <style:style style:name="Table1.A3" style:family="table-cell">
      <style:table-cell-properties fo:padding="0.097cm" fo:border="none"/>
    </style:style>
    <style:style style:name="Table1.A4" style:family="table-cell">
      <style:table-cell-properties fo:background-color="transparent" fo:padding="0.097cm" fo:border="none">
        <style:background-image/>
      </style:table-cell-properties>
    </style:style>
    <style:style style:name="Table1.B15"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 style:family="table">
      <style:table-properties style:width="8.502cm" style:rel-width="50%" table:align="center" fo:keep-with-next="always"/>
    </style:style>
    <style:style style:name="Table2.A" style:family="table-column">
      <style:table-column-properties style:column-width="2.835cm" style:rel-column-width="160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1.899cm" style:rel-width="70%" table:align="center" fo:keep-with-next="always"/>
    </style:style>
    <style:style style:name="Table3.A" style:family="table-column">
      <style:table-column-properties style:column-width="3.965cm" style:rel-column-width="2248*"/>
    </style:style>
    <style:style style:name="Table3.B" style:family="table-column">
      <style:table-column-properties style:column-width="3.967cm" style:rel-column-width="224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1.899cm" style:rel-width="70%" table:align="center" fo:keep-with-next="always"/>
    </style:style>
    <style:style style:name="Table4.A" style:family="table-column">
      <style:table-column-properties style:column-width="3.965cm" style:rel-column-width="2248*"/>
    </style:style>
    <style:style style:name="Table4.B" style:family="table-column">
      <style:table-column-properties style:column-width="3.967cm" style:rel-column-width="2249*"/>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9.349cm" style:rel-width="55%" table:align="center" fo:keep-with-next="always"/>
    </style:style>
    <style:style style:name="Table5.A" style:family="table-column">
      <style:table-column-properties style:column-width="3.115cm" style:rel-column-width="1734*"/>
    </style:style>
    <style:style style:name="Table5.B" style:family="table-column">
      <style:table-column-properties style:column-width="3.117cm" style:rel-column-width="17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8.502cm" style:rel-width="50%" table:align="center" fo:keep-with-next="always" style:may-break-between-rows="false"/>
    </style:style>
    <style:style style:name="Table6.A" style:family="table-column">
      <style:table-column-properties style:column-width="2.833cm" style:rel-column-width="1606*"/>
    </style:style>
    <style:style style:name="Table6.C" style:family="table-column">
      <style:table-column-properties style:column-width="2.836cm" style:rel-column-width="160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6.A1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 style:family="table">
      <style:table-properties style:width="10.199cm" style:rel-width="60%" table:align="center" fo:keep-with-next="always" style:may-break-between-rows="false"/>
    </style:style>
    <style:style style:name="Table7.A" style:family="table-column">
      <style:table-column-properties style:column-width="2.547cm" style:rel-column-width="1444*"/>
    </style:style>
    <style:style style:name="Table7.B" style:family="table-column">
      <style:table-column-properties style:column-width="2.551cm" style:rel-column-width="1445*"/>
    </style:style>
    <style:style style:name="Table7.C" style:family="table-column">
      <style:table-column-properties style:column-width="2.552cm" style:rel-column-width="1446*"/>
    </style:style>
    <style:style style:name="Table7.1" style:family="table-row">
      <style:table-row-properties style:keep-together="false" fo:keep-together="always"/>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3.6cm" style:rel-width="80%" table:align="center" fo:keep-with-next="always"/>
    </style:style>
    <style:style style:name="Table8.A" style:family="table-column">
      <style:table-column-properties style:column-width="4.154cm" style:rel-column-width="2355*"/>
    </style:style>
    <style:style style:name="Table8.B" style:family="table-column">
      <style:table-column-properties style:column-width="9.446cm" style:rel-column-width="535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3.6cm" style:rel-width="80%" style:page-number="0" fo:break-before="auto" fo:break-after="auto" table:align="center" fo:background-color="transparent" fo:keep-with-next="always" style:may-break-between-rows="true" style:writing-mode="page">
        <style:background-image/>
      </style:table-properties>
    </style:style>
    <style:style style:name="Table9.A" style:family="table-column">
      <style:table-column-properties style:column-width="4.154cm" style:rel-column-width="2355*"/>
    </style:style>
    <style:style style:name="Table9.B" style:family="table-column">
      <style:table-column-properties style:column-width="9.446cm" style:rel-column-width="5354*"/>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transparent" fo:padding="0.097cm" fo:border-left="0.002cm solid #000000" fo:border-right="none" fo:border-top="0.002cm solid #000000" fo:border-bottom="none" style:writing-mode="page">
        <style:background-image/>
      </style:table-cell-properties>
    </style:style>
    <style:style style:name="Table9.B1" style:family="table-cell">
      <style:table-cell-properties style:vertical-align="" fo:background-color="transparent" fo:padding="0.097cm" fo:border-left="0.002cm solid #000000" fo:border-right="0.002cm solid #000000" fo:border-top="0.002cm solid #000000" fo:border-bottom="none" style:writing-mode="page">
        <style:background-image/>
      </style:table-cell-properties>
    </style:style>
    <style:style style:name="Table9.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9.B2"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9.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9.B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0" style:family="table" style:master-page-name="">
      <style:table-properties style:width="13.6cm" style:rel-width="80%" style:page-number="0" fo:break-before="auto" fo:break-after="auto" table:align="center" fo:background-color="transparent" fo:keep-with-next="always" style:may-break-between-rows="true" style:writing-mode="page">
        <style:background-image/>
      </style:table-properties>
    </style:style>
    <style:style style:name="Table10.A" style:family="table-column">
      <style:table-column-properties style:column-width="4.154cm" style:rel-column-width="2355*"/>
    </style:style>
    <style:style style:name="Table10.B" style:family="table-column">
      <style:table-column-properties style:column-width="9.446cm" style:rel-column-width="5354*"/>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1"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10.A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5"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1" style:family="table" style:master-page-name="">
      <style:table-properties style:width="13.6cm" style:rel-width="80%" style:page-number="0" fo:break-before="auto" fo:break-after="auto" table:align="center" fo:background-color="transparent" fo:keep-with-next="always" style:may-break-between-rows="true" style:writing-mode="page">
        <style:background-image/>
      </style:table-properties>
    </style:style>
    <style:style style:name="Table11.A" style:family="table-column">
      <style:table-column-properties style:column-width="4.154cm" style:rel-column-width="2355*"/>
    </style:style>
    <style:style style:name="Table11.B" style:family="table-column">
      <style:table-column-properties style:column-width="9.446cm" style:rel-column-width="5354*"/>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1.B1"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TextBodyIndented">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9" style:family="paragraph" style:parent-style-name="TextBodyIndented">
      <style:paragraph-properties fo:margin-left="0cm" fo:margin-right="0cm" fo:text-align="center" style:justify-single-word="false" fo:text-indent="0cm" style:auto-text-indent="false"/>
    </style:style>
    <style:style style:name="P10" style:family="paragraph" style:parent-style-name="TextBodyIndented">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TextBodyIndented">
      <style:paragraph-properties fo:margin-left="0cm" fo:margin-right="0cm" fo:text-indent="1cm" style:auto-text-indent="false"/>
    </style:style>
    <style:style style:name="P12" style:family="paragraph" style:parent-style-name="WorkTitle" style:master-page-name="Front">
      <style:paragraph-properties style:page-number="auto"/>
    </style:style>
    <style:style style:name="P13" style:family="paragraph" style:parent-style-name="TextBodyIndented" style:list-style-name="L1"/>
    <style:style style:name="P14" style:family="paragraph" style:parent-style-name="TextBodyIndented" style:list-style-name="L2"/>
    <style:style style:name="P15" style:family="paragraph" style:parent-style-name="TextBodyIndented" style:list-style-name="L3"/>
    <style:style style:name="P16" style:family="paragraph" style:parent-style-name="TextBodyIndented" style:list-style-name="L5"/>
    <style:style style:name="P17" style:family="paragraph" style:parent-style-name="Contents_20_Heading" style:master-page-name="IndexPages">
      <style:paragraph-properties style:page-number="auto"/>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1-Custom" style:master-page-name="ContentPages">
      <style:paragraph-properties style:page-number="1"/>
    </style:style>
    <style:style style:name="P20" style:family="paragraph" style:parent-style-name="Heading1-Custom" style:master-page-name="IndexPages">
      <style:paragraph-properties style:page-number="auto"/>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able_20_index_20_1">
      <style:paragraph-properties>
        <style:tab-stops>
          <style:tab-stop style:position="17cm" style:type="right" style:leader-style="dotted" style:leader-text="."/>
        </style:tab-stops>
      </style:paragraph-properties>
    </style:style>
    <style:style style:name="P23" style:family="paragraph" style:parent-style-name="Text_20_body" style:list-style-name="L5"/>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Mathy Resurrected</text:title></text:p>
      <text:p text:style-name="WorkSubtitle"><text:user-defined text:name="MRVersion">v0.0.2</text:user-defined> <text:subject>README</text:subjec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1.General<text:tab/>1</text:p>
          <text:p text:style-name="P21">1.1.History<text:tab/>1</text:p>
          <text:p text:style-name="P21">1.2.Features<text:tab/>1</text:p>
          <text:p text:style-name="P21">1.3.Building and installation<text:tab/>1</text:p>
          <text:p text:style-name="P21">1.4.Support<text:tab/>2</text:p>
          <text:p text:style-name="P18">2.Numeric input<text:tab/>2</text:p>
          <text:p text:style-name="P21">2.1.Binary, hexadecimal and octal numbers<text:tab/>3</text:p>
          <text:p text:style-name="P18">3.Operators<text:tab/>3</text:p>
          <text:p text:style-name="P18">4.SI and binary unit prefixes<text:tab/>4</text:p>
          <text:p text:style-name="P18">5.Functions<text:tab/>6</text:p>
          <text:p text:style-name="P18">6.Constants<text:tab/>7</text:p>
          <text:p text:style-name="P18">7.Troubleshoting and FAQ<text:tab/>8</text:p>
          <text:p text:style-name="P18">8.Index of Tables<text:tab/>9</text:p>
        </text:index-body>
      </text:table-of-content>
      <text:h text:style-name="P19" text:outline-level="2">General</text:h>
      <text:p text:style-name="TextBodyIndented">Mathy resurrected is advanced calculator plugin for Launchy (<text:a xlink:type="simple" xlink:href="http://www.launchy.net/">http://www.launchy.net/</text:a>). It is authored by Tomislav Adamić (a.k.a. El Gruñón) and hosted on Sourceforge.net: </text:p>
      <text:p text:style-name="TextBodyIndented"><text:a xlink:type="simple" xlink:href="http://sourceforge.net/projects/mathyresurected/">http://sourceforge.net/projects/mathyresurected/</text:a></text:p>
      <text:h text:style-name="Heading2-Custom" text:outline-level="3">History</text:h>
      <text:p text:style-name="TextBodyIndented">During the Launchy v1.x.x. era Mathy plugin apeared. It featured everything that users needed and didn't get from Launchy's standard calculator. Now, Launchy being program launcher, nobody probably assumed that this calculator feature would be so wanted or popular. Well, anyone who tries using Launchy with calculator for it's every day job in let's say finance, accounting or programming will witness how usefull this is. And will become addicted to Launchy + Calculator option. </text:p>
      <text:p text:style-name="TextBodyIndented">The problem with Launchy plugins is that they need to be rebuilt ever time new Launchy version comes out. This is not really a big problem, as long as plugin users and plugin developers are avare of it existing. And this is where Mathy story ended. Mathy project stopped being developed and when Launchy 2.0 came out, there was no this great calculator that everybody (including me) liked so much...</text:p>
      <text:p text:style-name="TextBodyIndented">After Launchy 2.0 there was choice to either use Launchy 1.x with Mathy, or use Launchy 2.0 without your favorite and so much needed plugin. Mathy Resurrected was started to change that fact. The ultimate goal is to produce stable, well featured calculator plugin for Launchy that will replicate almost all features of prevoius plugin Mathy, and also add it's own.</text:p>
      <text:h text:style-name="Heading2-Custom" text:outline-level="3">Features</text:h>
      <text:p text:style-name="TextBodyIndented">To the time of writing this (Mathy Resurrected v0.2.0) implementing of all Mathy features is finished. There is always room for improvements, and still more features. As of now these are main things supported:</text:p>
      <text:list xml:id="list30684218" text:style-name="L1">
        <text:list-item>
          <text:p text:style-name="P13">Complex number arithmetic – All claculations are done on complex numbers. Where this is inapropriate, it is documented. </text:p>
        </text:list-item>
        <text:list-item>
          <text:p text:style-name="P13">Many built-in math functions.</text:p>
        </text:list-item>
        <text:list-item>
          <text:p text:style-name="P13">Some predefined math constants.</text:p>
        </text:list-item>
        <text:list-item>
          <text:p text:style-name="P13">Configurable decimal separator and function argument separator.</text:p>
        </text:list-item>
        <text:list-item>
          <text:p text:style-name="P13">Syntax for automatic SI units and binary units conversion.</text:p>
        </text:list-item>
        <text:list-item>
          <text:p text:style-name="P13">Input and output of binary, hexadecimal nad octal numbers.</text:p>
        </text:list-item>
        <text:list-item>
          <text:p text:style-name="P13">High precision of calculation supporting calculation and decimal representation of <text:s/>numbers from [1e-70, 1e70], and calculation only (with scientiffic representation) with even greater/smaller numbers.</text:p>
        </text:list-item>
      </text:list>
      <text:h text:style-name="Heading2-Custom" text:outline-level="3">Building and installation</text:h>
      <text:p text:style-name="TextBodyIndented">Pre-built plugin .dll is available for MS Windows systems, and source code for others. </text:p>
      <text:p text:style-name="TextBodyIndented"><text:soft-page-break/>On windows, installing it means simply copying .dll file into plugins directory of Launchy install dir. </text:p>
      <text:p text:style-name="TextBodyIndented">On other systems plugin must be built from source and installed to appropriate place fro that system. For detailed instructions see INSTALL in Mathy Resurrected source tree. </text:p>
      <text:h text:style-name="Heading2-Custom" text:outline-level="3">Support</text:h>
      <text:p text:style-name="TextBodyIndented">All questions regarding plugin should be asked at SourceForge project site:</text:p>
      <text:p text:style-name="TextBodyIndented"><text:a xlink:type="simple" xlink:href="http://sourceforge.net/projects/mathyresurrected/">http://sourceforge.net/projects/mathyresurrected/</text:a> <text:s text:c="8"/></text:p>
      <text:p text:style-name="TextBodyIndented">Or at Launchy project site, "Plugins 2.0+" subforum:</text:p>
      <text:p text:style-name="TextBodyIndented"><text:a xlink:type="simple" xlink:href="http://sourceforge.net/projects/launchy/">http://sourceforge.net/projects/launchy/</text:a></text:p>
      <text:p text:style-name="TextBodyIndented">Bugs can be reported, or features requested on plugin official project support page:</text:p>
      <text:p text:style-name="TextBodyIndented"><text:a xlink:type="simple" xlink:href="http://sourceforge.net/projects/mathyresurected/support">http://sourceforge.net/projects/mathyresurected/support</text:a></text:p>
      <text:h text:style-name="Heading1-Custom" text:outline-level="2">Numeric input</text:h>
      <text:p text:style-name="TextBodyIndented">All numbers are treated as complex numbers. It is allowed to use either 'i' or 'j' to write complex unit <draw:frame draw:style-name="fr1" draw:name="Object1" text:anchor-type="as-char" svg:width="1.288cm" svg:height="0.52cm" draw:z-index="0"><draw:object xlink:href="./Object 1" xlink:type="simple" xlink:show="embed" xlink:actuate="onLoad"/><draw:image xlink:href="./ObjectReplacements/Object 1" xlink:type="simple" xlink:show="embed" xlink:actuate="onLoad"/></draw:frame>. Assuming '.' as decimal separator following are examples of supported numeric input:</text:p>
      <table:table table:name="Table1" table:style-name="Table1">
        <table:table-column table:style-name="Table1.A"/>
        <table:table-column table:style-name="Table1.B"/>
        <table:table-row>
          <table:table-cell table:style-name="Table1.A1" office:value-type="string">
            <text:p text:style-name="P5">Input</text:p>
          </table:table-cell>
          <table:table-cell table:style-name="Table1.B1" office:value-type="string">
            <text:p text:style-name="P5">interpreted as</text:p>
          </table:table-cell>
        </table:table-row>
        <table:table-row>
          <table:table-cell table:style-name="Table1.A2" office:value-type="float" office:value="12">
            <text:p text:style-name="P5">12</text:p>
          </table:table-cell>
          <table:table-cell table:style-name="Table1.B2" office:value-type="string">
            <text:p text:style-name="P5">12+0i</text:p>
          </table:table-cell>
        </table:table-row>
        <table:table-row>
          <table:table-cell table:style-name="Table1.A3" office:value-type="string">
            <text:p text:style-name="P5">12e12</text:p>
          </table:table-cell>
          <table:table-cell table:style-name="Table1.B2" office:value-type="string">
            <text:p text:style-name="P5">12*10^12+0i</text:p>
          </table:table-cell>
        </table:table-row>
        <table:table-row>
          <table:table-cell table:style-name="Table1.A4" office:value-type="string">
            <text:p text:style-name="P5">12E+12</text:p>
          </table:table-cell>
          <table:table-cell table:style-name="Table1.B2" office:value-type="string">
            <text:p text:style-name="P5">12*10^12+0i</text:p>
          </table:table-cell>
        </table:table-row>
        <table:table-row>
          <table:table-cell table:style-name="Table1.A3" office:value-type="string">
            <text:p text:style-name="P5">12e-12</text:p>
          </table:table-cell>
          <table:table-cell table:style-name="Table1.B2" office:value-type="string">
            <text:p text:style-name="P5">12*10^(-12)+0i</text:p>
          </table:table-cell>
        </table:table-row>
        <table:table-row>
          <table:table-cell table:style-name="Table1.A3" office:value-type="string">
            <text:p text:style-name="P5">12.12</text:p>
          </table:table-cell>
          <table:table-cell table:style-name="Table1.B2" office:value-type="string">
            <text:p text:style-name="P5">12.12+0i</text:p>
          </table:table-cell>
        </table:table-row>
        <table:table-row>
          <table:table-cell table:style-name="Table1.A3" office:value-type="string">
            <text:p text:style-name="P5">12.12e12</text:p>
          </table:table-cell>
          <table:table-cell table:style-name="Table1.B2" office:value-type="string">
            <text:p text:style-name="P5">12.12*10^12+0i</text:p>
          </table:table-cell>
        </table:table-row>
        <table:table-row>
          <table:table-cell table:style-name="Table1.A3" office:value-type="string">
            <text:p text:style-name="P5">.12</text:p>
          </table:table-cell>
          <table:table-cell table:style-name="Table1.B2" office:value-type="string">
            <text:p text:style-name="P5">0.12+0i</text:p>
          </table:table-cell>
        </table:table-row>
        <table:table-row>
          <table:table-cell table:style-name="Table1.A3" office:value-type="string">
            <text:p text:style-name="P5">-.12e-2</text:p>
          </table:table-cell>
          <table:table-cell table:style-name="Table1.B2" office:value-type="string">
            <text:p text:style-name="P5">-0.12*10(-2)+0i</text:p>
          </table:table-cell>
        </table:table-row>
        <table:table-row>
          <table:table-cell table:style-name="Table1.A3" office:value-type="string">
            <text:p text:style-name="P5">12+3i</text:p>
          </table:table-cell>
          <table:table-cell table:style-name="Table1.B2" office:value-type="string">
            <text:p text:style-name="P5">12+3i</text:p>
          </table:table-cell>
        </table:table-row>
        <table:table-row>
          <table:table-cell table:style-name="Table1.A3" office:value-type="string">
            <text:p text:style-name="P5">12-12e12+i</text:p>
          </table:table-cell>
          <table:table-cell table:style-name="Table1.B2" office:value-type="string">
            <text:p text:style-name="P5">12.12*10^(-12)+i</text:p>
          </table:table-cell>
        </table:table-row>
        <table:table-row>
          <table:table-cell table:style-name="Table1.A3" office:value-type="string">
            <text:p text:style-name="P5">i</text:p>
          </table:table-cell>
          <table:table-cell table:style-name="Table1.B2" office:value-type="string">
            <text:p text:style-name="P5">0+i</text:p>
          </table:table-cell>
        </table:table-row>
        <table:table-row>
          <table:table-cell table:style-name="Table1.A3" office:value-type="string">
            <text:p text:style-name="P5">-i</text:p>
          </table:table-cell>
          <table:table-cell table:style-name="Table1.B2" office:value-type="string">
            <text:p text:style-name="P5">0-i</text:p>
          </table:table-cell>
        </table:table-row>
        <table:table-row>
          <table:table-cell table:style-name="Table1.A3" office:value-type="string">
            <text:p text:style-name="P5">-12i</text:p>
          </table:table-cell>
          <table:table-cell table:style-name="Table1.B2" office:value-type="string">
            <text:p text:style-name="P5">0-12i</text:p>
          </table:table-cell>
        </table:table-row>
        <table:table-row>
          <table:table-cell table:style-name="Table1.A3" office:value-type="string">
            <text:p text:style-name="P5">...</text:p>
          </table:table-cell>
          <table:table-cell table:style-name="Table1.B15" office:value-type="string">
            <text:p text:style-name="P5">...</text:p>
          </table:table-cell>
        </table:table-row>
      </table:table>
      <text:p text:style-name="Table">Table <text:sequence text:ref-name="refTable0" text:name="Table" text:formula="ooow:Table+1" style:num-format="1">1</text:sequence>: Examples of numeric input</text:p>
      <text:p text:style-name="P4">It is also possible to enter percentage directly like in expressions : 2%, 3%i, 2+33%...</text:p>
      <text:h text:style-name="Heading2-Custom" text:outline-level="3"><text:soft-page-break/>Binary, hexadecimal and octal numbers</text:h>
      <text:p text:style-name="TextBodyIndented"><text:s/>All these bases are supported in input, but only as unsigned integers. If present in output (which is configurable) these numbers represent cut-off value of actual calculation which is done with multiple floats. When found in input, numbers must be prefixed with their base prefix:</text:p>
      <text:list xml:id="list30688236" text:style-name="L2">
        <text:list-item>
          <text:p text:style-name="P14">"0b" or "0B" <text:s text:c="4"/>- for binary numbers. <text:s text:c="8"/></text:p>
        </text:list-item>
        <text:list-item>
          <text:p text:style-name="P14">"0x" or "0X" <text:s text:c="4"/>- for hexadecimal numbers.</text:p>
        </text:list-item>
        <text:list-item>
          <text:p text:style-name="P14">"0" <text:s text:c="19"/>- for octal numbers.</text:p>
        </text:list-item>
      </text:list>
      <text:h text:style-name="Heading1-Custom" text:outline-level="2">Operators</text:h>
      <table:table table:name="Table2" table:style-name="Table2">
        <table:table-column table:style-name="Table2.A" table:number-columns-repeated="3"/>
        <table:table-row>
          <table:table-cell table:style-name="Table2.A1" office:value-type="string">
            <text:p text:style-name="P6">name</text:p>
          </table:table-cell>
          <table:table-cell table:style-name="Table2.A1" office:value-type="string">
            <text:p text:style-name="P6">symbol</text:p>
          </table:table-cell>
          <table:table-cell table:style-name="Table2.C1" office:value-type="string">
            <text:p text:style-name="P6">example</text:p>
          </table:table-cell>
        </table:table-row>
        <table:table-row>
          <table:table-cell table:style-name="Table2.A2" office:value-type="string">
            <text:p text:style-name="P5">unary plus</text:p>
          </table:table-cell>
          <table:table-cell table:style-name="Table2.A2" office:value-type="string">
            <text:p text:style-name="P5">+</text:p>
          </table:table-cell>
          <table:table-cell table:style-name="Table2.C2" office:value-type="string">
            <text:p text:style-name="P5">+1, +2i</text:p>
          </table:table-cell>
        </table:table-row>
        <table:table-row>
          <table:table-cell table:style-name="Table2.A2" office:value-type="string">
            <text:p text:style-name="P5">unary minus</text:p>
          </table:table-cell>
          <table:table-cell table:style-name="Table2.A2" office:value-type="string">
            <text:p text:style-name="P5">-</text:p>
          </table:table-cell>
          <table:table-cell table:style-name="Table2.C2" office:value-type="string">
            <text:p text:style-name="P5">-1, -3i</text:p>
          </table:table-cell>
        </table:table-row>
      </table:table>
      <text:p text:style-name="Table">Table <text:sequence text:ref-name="refTable1" text:name="Table" text:formula="ooow:Table+1" style:num-format="1">2</text:sequence>: Unary operators</text:p>
      <table:table table:name="Table3" table:style-name="Table3">
        <table:table-column table:style-name="Table3.A"/>
        <table:table-column table:style-name="Table3.B" table:number-columns-repeated="2"/>
        <table:table-row>
          <table:table-cell table:style-name="Table3.A1" office:value-type="string">
            <text:p text:style-name="P6">name</text:p>
          </table:table-cell>
          <table:table-cell table:style-name="Table3.A1" office:value-type="string">
            <text:p text:style-name="P6">symbol</text:p>
          </table:table-cell>
          <table:table-cell table:style-name="Table3.C1" office:value-type="string">
            <text:p text:style-name="P6">example</text:p>
          </table:table-cell>
        </table:table-row>
        <table:table-row>
          <table:table-cell table:style-name="Table3.A2" office:value-type="string">
            <text:p text:style-name="P5">plus/addition</text:p>
          </table:table-cell>
          <table:table-cell table:style-name="Table3.A2" office:value-type="string">
            <text:p text:style-name="P5">+</text:p>
          </table:table-cell>
          <table:table-cell table:style-name="Table3.C2" office:value-type="string">
            <text:p text:style-name="P5">1+3i</text:p>
          </table:table-cell>
        </table:table-row>
        <table:table-row>
          <table:table-cell table:style-name="Table3.A2" office:value-type="string">
            <text:p text:style-name="P5">minus/substraction</text:p>
          </table:table-cell>
          <table:table-cell table:style-name="Table3.A2" office:value-type="string">
            <text:p text:style-name="P5">-</text:p>
          </table:table-cell>
          <table:table-cell table:style-name="Table3.C2" office:value-type="string">
            <text:p text:style-name="P5">2-5i</text:p>
          </table:table-cell>
        </table:table-row>
        <table:table-row>
          <table:table-cell table:style-name="Table3.A2" office:value-type="string">
            <text:p text:style-name="P5">multiply</text:p>
          </table:table-cell>
          <table:table-cell table:style-name="Table3.A2" office:value-type="string">
            <text:p text:style-name="P5">*</text:p>
          </table:table-cell>
          <table:table-cell table:style-name="Table3.C2" office:value-type="string">
            <text:p text:style-name="P5">3*8</text:p>
          </table:table-cell>
        </table:table-row>
        <table:table-row>
          <table:table-cell table:style-name="Table3.A2" office:value-type="string">
            <text:p text:style-name="P5">divide</text:p>
          </table:table-cell>
          <table:table-cell table:style-name="Table3.A2" office:value-type="string">
            <text:p text:style-name="P5">/</text:p>
          </table:table-cell>
          <table:table-cell table:style-name="Table3.C2" office:value-type="string">
            <text:p text:style-name="P5">4/35</text:p>
          </table:table-cell>
        </table:table-row>
        <table:table-row>
          <table:table-cell table:style-name="Table3.A2" office:value-type="string">
            <text:p text:style-name="P5">the power of</text:p>
          </table:table-cell>
          <table:table-cell table:style-name="Table3.A2" office:value-type="string">
            <text:p text:style-name="P5">^</text:p>
          </table:table-cell>
          <table:table-cell table:style-name="Table3.C2" office:value-type="string">
            <text:p text:style-name="P5">2^4</text:p>
          </table:table-cell>
        </table:table-row>
        <table:table-row>
          <table:table-cell table:style-name="Table3.A2" office:value-type="string">
            <text:p text:style-name="P5">modulo<text:note text:id="ftn1" text:note-class="footnote"><text:note-citation>1</text:note-citation><text:note-body><text:p text:style-name="Footnote">Note that although all calculation are preformed on complex numbers, there are some operations that make no sense for them. In these cases, given operation either ignores imaginary part of operands or sets it to 0 and preforms operation only on real parts. Modulo operator is one of these operations. </text:p></text:note-body></text:note></text:p>
          </table:table-cell>
          <table:table-cell table:style-name="Table3.A2" office:value-type="string">
            <text:p text:style-name="P5">mod</text:p>
          </table:table-cell>
          <table:table-cell table:style-name="Table3.C2" office:value-type="string">
            <text:p text:style-name="P5">5 mod 3</text:p>
          </table:table-cell>
        </table:table-row>
      </table:table>
      <text:p text:style-name="Table">Table <text:sequence text:ref-name="refTable2" text:name="Table" text:formula="ooow:Table+1" style:num-format="1">3</text:sequence>: Binary arithemtic operators</text:p>
      <table:table table:name="Table4" table:style-name="Table4">
        <table:table-column table:style-name="Table4.A"/>
        <table:table-column table:style-name="Table4.B" table:number-columns-repeated="2"/>
        <table:table-row>
          <table:table-cell table:style-name="Table4.A1" office:value-type="string">
            <text:p text:style-name="P6">symbol(s)</text:p>
          </table:table-cell>
          <table:table-cell table:style-name="Table4.A1" office:value-type="string">
            <text:p text:style-name="P6">description</text:p>
          </table:table-cell>
          <table:table-cell table:style-name="Table4.C1" office:value-type="string">
            <text:p text:style-name="P6">usage</text:p>
          </table:table-cell>
        </table:table-row>
        <table:table-row>
          <table:table-cell table:style-name="Table4.A2" office:value-type="string">
            <text:p text:style-name="P5">&amp;; and</text:p>
          </table:table-cell>
          <table:table-cell table:style-name="Table4.A2" office:value-type="string">
            <text:p text:style-name="P5">bitwise and</text:p>
          </table:table-cell>
          <table:table-cell table:style-name="Table4.C2" office:value-type="string">
            <text:p text:style-name="P5">x &amp; y; x and y</text:p>
          </table:table-cell>
        </table:table-row>
        <table:table-row>
          <table:table-cell table:style-name="Table4.A2" office:value-type="string">
            <text:p text:style-name="P5">|; or</text:p>
          </table:table-cell>
          <table:table-cell table:style-name="Table4.A2" office:value-type="string">
            <text:p text:style-name="P5">bitwise or</text:p>
          </table:table-cell>
          <table:table-cell table:style-name="Table4.C2" office:value-type="string">
            <text:p text:style-name="P5">x &amp; y; x or y</text:p>
          </table:table-cell>
        </table:table-row>
        <table:table-row>
          <table:table-cell table:style-name="Table4.A2" office:value-type="string">
            <text:p text:style-name="P5">~; xor</text:p>
          </table:table-cell>
          <table:table-cell table:style-name="Table4.A2" office:value-type="string">
            <text:p text:style-name="P5">bitwise xor</text:p>
          </table:table-cell>
          <table:table-cell table:style-name="Table4.C2" office:value-type="string">
            <text:p text:style-name="P5">x ~ y; x xor y</text:p>
          </table:table-cell>
        </table:table-row>
        <table:table-row>
          <table:table-cell table:style-name="Table4.A2" office:value-type="string">
            <text:p text:style-name="P5">!; not</text:p>
          </table:table-cell>
          <table:table-cell table:style-name="Table4.A2" office:value-type="string">
            <text:p text:style-name="P5">bitwise not</text:p>
          </table:table-cell>
          <table:table-cell table:style-name="Table4.C2" office:value-type="string">
            <text:p text:style-name="P5">!x; not x</text:p>
          </table:table-cell>
        </table:table-row>
        <table:table-row>
          <table:table-cell table:style-name="Table4.A2" office:value-type="string">
            <text:p text:style-name="P5">&gt;&gt;; shr</text:p>
          </table:table-cell>
          <table:table-cell table:style-name="Table4.A2" office:value-type="string">
            <text:p text:style-name="P5">bitwise shift right</text:p>
          </table:table-cell>
          <table:table-cell table:style-name="Table4.C2" office:value-type="string">
            <text:p text:style-name="P5">x &gt;&gt; y; x shr y</text:p>
          </table:table-cell>
        </table:table-row>
        <table:table-row>
          <table:table-cell table:style-name="Table4.A2" office:value-type="string">
            <text:p text:style-name="P5">&lt;&lt;; shl</text:p>
          </table:table-cell>
          <table:table-cell table:style-name="Table4.A2" office:value-type="string">
            <text:p text:style-name="P5">bitwise shift left</text:p>
          </table:table-cell>
          <table:table-cell table:style-name="Table4.C2" office:value-type="string">
            <text:p text:style-name="P5">x &lt;&lt; y; x shl y</text:p>
          </table:table-cell>
        </table:table-row>
        <table:table-row>
          <table:table-cell table:style-name="Table4.A2" office:value-type="string">
            <text:p text:style-name="P5">nand</text:p>
          </table:table-cell>
          <table:table-cell table:style-name="Table4.A2" office:value-type="string">
            <text:p text:style-name="P5">bitwise nand</text:p>
          </table:table-cell>
          <table:table-cell table:style-name="Table4.C2" office:value-type="string">
            <text:p text:style-name="P5">x nand y</text:p>
          </table:table-cell>
        </table:table-row>
        <table:table-row>
          <table:table-cell table:style-name="Table4.A2" office:value-type="string">
            <text:p text:style-name="P5">nor</text:p>
          </table:table-cell>
          <table:table-cell table:style-name="Table4.A2" office:value-type="string">
            <text:p text:style-name="P5">bitwise nor</text:p>
          </table:table-cell>
          <table:table-cell table:style-name="Table4.C2" office:value-type="string">
            <text:p text:style-name="P5">x nor y</text:p>
          </table:table-cell>
        </table:table-row>
        <table:table-row>
          <table:table-cell table:style-name="Table4.A2" office:value-type="string">
            <text:p text:style-name="P5">xnor</text:p>
          </table:table-cell>
          <table:table-cell table:style-name="Table4.A2" office:value-type="string">
            <text:p text:style-name="P5">bitwise xnor</text:p>
          </table:table-cell>
          <table:table-cell table:style-name="Table4.C2" office:value-type="string">
            <text:p text:style-name="P5">x xnor y</text:p>
          </table:table-cell>
        </table:table-row>
      </table:table>
      <text:p text:style-name="Table">Table <text:sequence text:ref-name="refTable3" text:name="Table" text:formula="ooow:Table+1" style:num-format="1">4</text:sequence>: Bitwise operators</text:p>
      <text:p text:style-name="TextBodyIndented"><text:soft-page-break/>Bitwise operator work only on real part of expression, and before they are applied whole expression is converted to signed integer type with one of configurable fixed bit-widths. </text:p>
      <text:p text:style-name="TextBodyIndented">Operator precedence follows closely well known operator precedence from C/C++ and math in general. There are some operations that are usuallly not available as operators (nand, nor, xnor). For these, precedence had to be invented, so following table gives complete operator precedence in Mathy Resurrected. </text:p>
      <table:table table:name="Table5" table:style-name="Table5">
        <table:table-column table:style-name="Table5.A"/>
        <table:table-column table:style-name="Table5.B" table:number-columns-repeated="2"/>
        <table:table-row>
          <table:table-cell table:style-name="Table5.A1" office:value-type="string">
            <text:p text:style-name="P5">operator</text:p>
          </table:table-cell>
          <table:table-cell table:style-name="Table5.A1" office:value-type="string">
            <text:p text:style-name="P3">preccedence</text:p>
          </table:table-cell>
          <table:table-cell table:style-name="Table5.C1" office:value-type="string">
            <text:p text:style-name="P3">associativity</text:p>
          </table:table-cell>
        </table:table-row>
        <table:table-row>
          <table:table-cell table:style-name="Table5.A2" office:value-type="string">
            <text:p text:style-name="P3">unary+ unary- !</text:p>
          </table:table-cell>
          <table:table-cell table:style-name="Table5.A2" office:value-type="string">
            <text:p text:style-name="P3">1</text:p>
          </table:table-cell>
          <table:table-cell table:style-name="Table5.C2" office:value-type="string">
            <text:p text:style-name="P3">RTL</text:p>
          </table:table-cell>
        </table:table-row>
        <table:table-row>
          <table:table-cell table:style-name="Table5.A2" office:value-type="string">
            <text:p text:style-name="P3">^</text:p>
          </table:table-cell>
          <table:table-cell table:style-name="Table5.A2" office:value-type="string">
            <text:p text:style-name="P3">2</text:p>
          </table:table-cell>
          <table:table-cell table:style-name="Table5.C2" office:value-type="string">
            <text:p text:style-name="P3">RTL</text:p>
          </table:table-cell>
        </table:table-row>
        <table:table-row>
          <table:table-cell table:style-name="Table5.A2" office:value-type="string">
            <text:p text:style-name="P3">* / mod</text:p>
          </table:table-cell>
          <table:table-cell table:style-name="Table5.A2" office:value-type="string">
            <text:p text:style-name="P3">3</text:p>
          </table:table-cell>
          <table:table-cell table:style-name="Table5.C2" office:value-type="string">
            <text:p text:style-name="P3">LTR</text:p>
          </table:table-cell>
        </table:table-row>
        <table:table-row>
          <table:table-cell table:style-name="Table5.A2" office:value-type="string">
            <text:p text:style-name="P3">+ -</text:p>
          </table:table-cell>
          <table:table-cell table:style-name="Table5.A2" office:value-type="string">
            <text:p text:style-name="P3">4</text:p>
          </table:table-cell>
          <table:table-cell table:style-name="Table5.C2" office:value-type="string">
            <text:p text:style-name="P3">LTR</text:p>
          </table:table-cell>
        </table:table-row>
        <table:table-row>
          <table:table-cell table:style-name="Table5.A2" office:value-type="string">
            <text:p text:style-name="P3">shl shr</text:p>
          </table:table-cell>
          <table:table-cell table:style-name="Table5.A2" office:value-type="string">
            <text:p text:style-name="P3">5</text:p>
          </table:table-cell>
          <table:table-cell table:style-name="Table5.C2" office:value-type="string">
            <text:p text:style-name="P3">LTR</text:p>
          </table:table-cell>
        </table:table-row>
        <table:table-row>
          <table:table-cell table:style-name="Table5.A2" office:value-type="string">
            <text:p text:style-name="P3">nand nor xnor</text:p>
          </table:table-cell>
          <table:table-cell table:style-name="Table5.A2" office:value-type="string">
            <text:p text:style-name="P3">6</text:p>
          </table:table-cell>
          <table:table-cell table:style-name="Table5.C2" office:value-type="string">
            <text:p text:style-name="P3">LTR</text:p>
          </table:table-cell>
        </table:table-row>
        <table:table-row>
          <table:table-cell table:style-name="Table5.A2" office:value-type="string">
            <text:p text:style-name="P3">&amp;</text:p>
          </table:table-cell>
          <table:table-cell table:style-name="Table5.A2" office:value-type="string">
            <text:p text:style-name="P3">7</text:p>
          </table:table-cell>
          <table:table-cell table:style-name="Table5.C2" office:value-type="string">
            <text:p text:style-name="P3">LTR</text:p>
          </table:table-cell>
        </table:table-row>
        <table:table-row>
          <table:table-cell table:style-name="Table5.A2" office:value-type="string">
            <text:p text:style-name="P3">~ </text:p>
          </table:table-cell>
          <table:table-cell table:style-name="Table5.A2" office:value-type="string">
            <text:p text:style-name="P3">8</text:p>
          </table:table-cell>
          <table:table-cell table:style-name="Table5.C2" office:value-type="string">
            <text:p text:style-name="P3">LTR</text:p>
          </table:table-cell>
        </table:table-row>
        <table:table-row>
          <table:table-cell table:style-name="Table5.A2" office:value-type="string">
            <text:p text:style-name="P3">|</text:p>
          </table:table-cell>
          <table:table-cell table:style-name="Table5.A2" office:value-type="string">
            <text:p text:style-name="P3">9</text:p>
          </table:table-cell>
          <table:table-cell table:style-name="Table5.C2" office:value-type="string">
            <text:p text:style-name="P3">LTR</text:p>
          </table:table-cell>
        </table:table-row>
      </table:table>
      <text:p text:style-name="Table">Table <text:sequence text:ref-name="refTable4" text:name="Table" text:formula="ooow:Table+1" style:num-format="1">5</text:sequence>: Oprator precedence</text:p>
      <text:p text:style-name="TextBodyIndented">Higher precedence means lower order of evaluation: if operator op1 has precedence 3 and operator op2 precedence 4, op1 will be evaluated before op2.</text:p>
      <text:h text:style-name="Heading1-Custom" text:outline-level="2">SI and binary unit prefixes</text:h>
      <text:p text:style-name="TextBodyIndented">This is special functionality that allows you to write SI unit prefix as a number suffix and that number is automatically converted into base unit quantity:</text:p>
      <text:p text:style-name="P11">2k = 2 * 1 0000 = 2.000</text:p>
      <text:p text:style-name="P11">2M = 2 * 1 000 000 = 2.000.000</text:p>
      <text:p text:style-name="TextBodyIndented">and also:</text:p>
      <text:p text:style-name="TextBodyIndented">2Ki = 2 * 1024 = 2048</text:p>
      <text:p text:style-name="TextBodyIndented">Note that you can't write prefix alone (as you can with imaginary unit):</text:p>
      <text:p text:style-name="TextBodyIndented">k or 1*k</text:p>
      <text:p text:style-name="TextBodyIndented">But number must be present and is implicitly multiplied:</text:p>
      <text:p text:style-name="TextBodyIndented">1k</text:p>
      <text:p text:style-name="TextBodyIndented">SI SUFFIXES ARE CASE SENSITIVE!</text:p>
      <table:table table:name="Table6" table:style-name="Table6">
        <table:table-column table:style-name="Table6.A" table:number-columns-repeated="2"/>
        <table:table-column table:style-name="Table6.C"/>
        <text:soft-page-break/>
        <table:table-row table:style-name="Table6.1">
          <table:table-cell table:style-name="Table6.A1" office:value-type="string">
            <text:p text:style-name="P10">Quantity</text:p>
          </table:table-cell>
          <table:table-cell table:style-name="Table6.A1" office:value-type="string">
            <text:p text:style-name="P10">Prefix</text:p>
          </table:table-cell>
          <table:table-cell table:style-name="Table6.C1" office:value-type="string">
            <text:p text:style-name="P10">Symbol</text:p>
          </table:table-cell>
        </table:table-row>
        <table:table-row table:style-name="Table6.1">
          <table:table-cell table:style-name="Table6.A2" office:value-type="string">
            <text:p text:style-name="P9">10^24</text:p>
          </table:table-cell>
          <table:table-cell table:style-name="Table6.A2" office:value-type="string">
            <text:p text:style-name="P9">yotta</text:p>
          </table:table-cell>
          <table:table-cell table:style-name="Table6.C2" office:value-type="string">
            <text:p text:style-name="P9">Y</text:p>
          </table:table-cell>
        </table:table-row>
        <table:table-row table:style-name="Table6.1">
          <table:table-cell table:style-name="Table6.A2" office:value-type="string">
            <text:p text:style-name="P9">10^21</text:p>
          </table:table-cell>
          <table:table-cell table:style-name="Table6.A2" office:value-type="string">
            <text:p text:style-name="P9">zetta</text:p>
          </table:table-cell>
          <table:table-cell table:style-name="Table6.C2" office:value-type="string">
            <text:p text:style-name="P9">Z</text:p>
          </table:table-cell>
        </table:table-row>
        <table:table-row table:style-name="Table6.1">
          <table:table-cell table:style-name="Table6.A2" office:value-type="string">
            <text:p text:style-name="P9">10^18</text:p>
          </table:table-cell>
          <table:table-cell table:style-name="Table6.A2" office:value-type="string">
            <text:p text:style-name="P9">exa</text:p>
          </table:table-cell>
          <table:table-cell table:style-name="Table6.C2" office:value-type="string">
            <text:p text:style-name="P9">E</text:p>
          </table:table-cell>
        </table:table-row>
        <table:table-row table:style-name="Table6.1">
          <table:table-cell table:style-name="Table6.A2" office:value-type="string">
            <text:p text:style-name="P9">10^15</text:p>
          </table:table-cell>
          <table:table-cell table:style-name="Table6.A2" office:value-type="string">
            <text:p text:style-name="P9">peta</text:p>
          </table:table-cell>
          <table:table-cell table:style-name="Table6.C2" office:value-type="string">
            <text:p text:style-name="P9">P</text:p>
          </table:table-cell>
        </table:table-row>
        <table:table-row table:style-name="Table6.1">
          <table:table-cell table:style-name="Table6.A2" office:value-type="string">
            <text:p text:style-name="P9">10^12</text:p>
          </table:table-cell>
          <table:table-cell table:style-name="Table6.A2" office:value-type="string">
            <text:p text:style-name="P9">tera</text:p>
          </table:table-cell>
          <table:table-cell table:style-name="Table6.C2" office:value-type="string">
            <text:p text:style-name="P9">T</text:p>
          </table:table-cell>
        </table:table-row>
        <table:table-row table:style-name="Table6.1">
          <table:table-cell table:style-name="Table6.A2" office:value-type="string">
            <text:p text:style-name="P9">10^9</text:p>
          </table:table-cell>
          <table:table-cell table:style-name="Table6.A2" office:value-type="string">
            <text:p text:style-name="P9">giga</text:p>
          </table:table-cell>
          <table:table-cell table:style-name="Table6.C2" office:value-type="string">
            <text:p text:style-name="P9">G</text:p>
          </table:table-cell>
        </table:table-row>
        <table:table-row table:style-name="Table6.1">
          <table:table-cell table:style-name="Table6.A2" office:value-type="string">
            <text:p text:style-name="P9">10^6</text:p>
          </table:table-cell>
          <table:table-cell table:style-name="Table6.A2" office:value-type="string">
            <text:p text:style-name="P9">mega</text:p>
          </table:table-cell>
          <table:table-cell table:style-name="Table6.C2" office:value-type="string">
            <text:p text:style-name="P9">M</text:p>
          </table:table-cell>
        </table:table-row>
        <table:table-row table:style-name="Table6.1">
          <table:table-cell table:style-name="Table6.A2" office:value-type="string">
            <text:p text:style-name="P9">10^3</text:p>
          </table:table-cell>
          <table:table-cell table:style-name="Table6.A2" office:value-type="string">
            <text:p text:style-name="P9">kilo</text:p>
          </table:table-cell>
          <table:table-cell table:style-name="Table6.C2" office:value-type="string">
            <text:p text:style-name="P9">k</text:p>
          </table:table-cell>
        </table:table-row>
        <table:table-row table:style-name="Table6.1">
          <table:table-cell table:style-name="Table6.A2" office:value-type="string">
            <text:p text:style-name="P9">10^2</text:p>
          </table:table-cell>
          <table:table-cell table:style-name="Table6.A2" office:value-type="string">
            <text:p text:style-name="P9">hecto</text:p>
          </table:table-cell>
          <table:table-cell table:style-name="Table6.C2" office:value-type="string">
            <text:p text:style-name="P9">h</text:p>
          </table:table-cell>
        </table:table-row>
        <table:table-row table:style-name="Table6.1">
          <table:table-cell table:style-name="Table6.A2" office:value-type="string">
            <text:p text:style-name="P9">10^1</text:p>
          </table:table-cell>
          <table:table-cell table:style-name="Table6.A2" office:value-type="string">
            <text:p text:style-name="P9">deca</text:p>
          </table:table-cell>
          <table:table-cell table:style-name="Table6.C2" office:value-type="string">
            <text:p text:style-name="P9">da</text:p>
          </table:table-cell>
        </table:table-row>
        <table:table-row table:style-name="Table6.1">
          <table:table-cell table:style-name="Table6.A12" office:value-type="string">
            <text:p text:style-name="P9">10^-1</text:p>
          </table:table-cell>
          <table:table-cell table:style-name="Table6.A2" office:value-type="string">
            <text:p text:style-name="P9">deci</text:p>
          </table:table-cell>
          <table:table-cell table:style-name="Table6.C2" office:value-type="string">
            <text:p text:style-name="P9">d</text:p>
          </table:table-cell>
        </table:table-row>
        <table:table-row table:style-name="Table6.1">
          <table:table-cell table:style-name="Table6.A2" office:value-type="string">
            <text:p text:style-name="P9">10^-2</text:p>
          </table:table-cell>
          <table:table-cell table:style-name="Table6.A2" office:value-type="string">
            <text:p text:style-name="P9">centi</text:p>
          </table:table-cell>
          <table:table-cell table:style-name="Table6.C2" office:value-type="string">
            <text:p text:style-name="P9">c</text:p>
          </table:table-cell>
        </table:table-row>
        <table:table-row table:style-name="Table6.1">
          <table:table-cell table:style-name="Table6.A2" office:value-type="string">
            <text:p text:style-name="P9">10^-3</text:p>
          </table:table-cell>
          <table:table-cell table:style-name="Table6.A2" office:value-type="string">
            <text:p text:style-name="P9">milli</text:p>
          </table:table-cell>
          <table:table-cell table:style-name="Table6.C2" office:value-type="string">
            <text:p text:style-name="P9">m</text:p>
          </table:table-cell>
        </table:table-row>
        <table:table-row table:style-name="Table6.1">
          <table:table-cell table:style-name="Table6.A2" office:value-type="string">
            <text:p text:style-name="P9">10^-6</text:p>
          </table:table-cell>
          <table:table-cell table:style-name="Table6.A2" office:value-type="string">
            <text:p text:style-name="P9">micro</text:p>
          </table:table-cell>
          <table:table-cell table:style-name="Table6.C2" office:value-type="string">
            <text:p text:style-name="P9">u</text:p>
          </table:table-cell>
        </table:table-row>
        <table:table-row table:style-name="Table6.1">
          <table:table-cell table:style-name="Table6.A2" office:value-type="string">
            <text:p text:style-name="P9">10^-9</text:p>
          </table:table-cell>
          <table:table-cell table:style-name="Table6.A2" office:value-type="string">
            <text:p text:style-name="P9">nano</text:p>
          </table:table-cell>
          <table:table-cell table:style-name="Table6.C2" office:value-type="string">
            <text:p text:style-name="P9">n</text:p>
          </table:table-cell>
        </table:table-row>
        <table:table-row table:style-name="Table6.1">
          <table:table-cell table:style-name="Table6.A2" office:value-type="string">
            <text:p text:style-name="P9">10^-12</text:p>
          </table:table-cell>
          <table:table-cell table:style-name="Table6.A2" office:value-type="string">
            <text:p text:style-name="P9">pico</text:p>
          </table:table-cell>
          <table:table-cell table:style-name="Table6.C2" office:value-type="string">
            <text:p text:style-name="P9">p</text:p>
          </table:table-cell>
        </table:table-row>
        <table:table-row table:style-name="Table6.1">
          <table:table-cell table:style-name="Table6.A2" office:value-type="string">
            <text:p text:style-name="P9">10^-15</text:p>
          </table:table-cell>
          <table:table-cell table:style-name="Table6.A2" office:value-type="string">
            <text:p text:style-name="P9">femto</text:p>
          </table:table-cell>
          <table:table-cell table:style-name="Table6.C2" office:value-type="string">
            <text:p text:style-name="P9">f</text:p>
          </table:table-cell>
        </table:table-row>
        <table:table-row table:style-name="Table6.1">
          <table:table-cell table:style-name="Table6.A2" office:value-type="string">
            <text:p text:style-name="P9">10^-18</text:p>
          </table:table-cell>
          <table:table-cell table:style-name="Table6.A2" office:value-type="string">
            <text:p text:style-name="P9">atto</text:p>
          </table:table-cell>
          <table:table-cell table:style-name="Table6.C2" office:value-type="string">
            <text:p text:style-name="P9">a</text:p>
          </table:table-cell>
        </table:table-row>
        <table:table-row table:style-name="Table6.1">
          <table:table-cell table:style-name="Table6.A2" office:value-type="string">
            <text:p text:style-name="P9">10^-21</text:p>
          </table:table-cell>
          <table:table-cell table:style-name="Table6.A2" office:value-type="string">
            <text:p text:style-name="P9">zepto</text:p>
          </table:table-cell>
          <table:table-cell table:style-name="Table6.C2" office:value-type="string">
            <text:p text:style-name="P9">z</text:p>
          </table:table-cell>
        </table:table-row>
        <table:table-row table:style-name="Table6.1">
          <table:table-cell table:style-name="Table6.A2" office:value-type="string">
            <text:p text:style-name="P9">10^-24</text:p>
          </table:table-cell>
          <table:table-cell table:style-name="Table6.A2" office:value-type="string">
            <text:p text:style-name="P9">yocto</text:p>
          </table:table-cell>
          <table:table-cell table:style-name="Table6.C2" office:value-type="string">
            <text:p text:style-name="P9">y</text:p>
          </table:table-cell>
        </table:table-row>
      </table:table>
      <text:p text:style-name="Table">Table <text:sequence text:ref-name="refTable5" text:name="Table" text:formula="ooow:Table+1" style:num-format="1">6</text:sequence>: SI unit prefixes</text:p>
      <table:table table:name="Table7" table:style-name="Table7">
        <table:table-column table:style-name="Table7.A"/>
        <table:table-column table:style-name="Table7.B"/>
        <table:table-column table:style-name="Table7.C"/>
        <table:table-column table:style-name="Table7.B"/>
        <text:soft-page-break/>
        <table:table-row table:style-name="Table7.1">
          <table:table-cell table:style-name="Table7.A1" office:value-type="string">
            <text:p text:style-name="P9">Name</text:p>
          </table:table-cell>
          <table:table-cell table:style-name="Table7.B1" office:value-type="string">
            <text:p text:style-name="P9">Symbol</text:p>
          </table:table-cell>
          <table:table-cell table:style-name="Table7.B1" office:value-type="string">
            <text:p text:style-name="P9">Base 2</text:p>
          </table:table-cell>
          <table:table-cell table:style-name="Table7.D1" office:value-type="string">
            <text:p text:style-name="P9">Base 1024</text:p>
          </table:table-cell>
        </table:table-row>
        <table:table-row table:style-name="Table7.1">
          <table:table-cell table:style-name="Table7.A2" office:value-type="string">
            <text:p text:style-name="P9">kibi</text:p>
          </table:table-cell>
          <table:table-cell table:style-name="Table7.A2" office:value-type="string">
            <text:p text:style-name="P9">Ki</text:p>
          </table:table-cell>
          <table:table-cell table:style-name="Table7.A2" office:value-type="string">
            <text:p text:style-name="P9">2^10</text:p>
          </table:table-cell>
          <table:table-cell table:style-name="Table7.D2" office:value-type="string">
            <text:p text:style-name="P9">1024^1</text:p>
          </table:table-cell>
        </table:table-row>
        <table:table-row table:style-name="Table7.1">
          <table:table-cell table:style-name="Table7.A2" office:value-type="string">
            <text:p text:style-name="P9">mebi</text:p>
          </table:table-cell>
          <table:table-cell table:style-name="Table7.A2" office:value-type="string">
            <text:p text:style-name="P9">Mi</text:p>
          </table:table-cell>
          <table:table-cell table:style-name="Table7.A2" office:value-type="string">
            <text:p text:style-name="P9">2^20</text:p>
          </table:table-cell>
          <table:table-cell table:style-name="Table7.D2" office:value-type="string">
            <text:p text:style-name="P9">1024^2</text:p>
          </table:table-cell>
        </table:table-row>
        <table:table-row table:style-name="Table7.1">
          <table:table-cell table:style-name="Table7.A2" office:value-type="string">
            <text:p text:style-name="P9">gibi</text:p>
          </table:table-cell>
          <table:table-cell table:style-name="Table7.A2" office:value-type="string">
            <text:p text:style-name="P9">Gi</text:p>
          </table:table-cell>
          <table:table-cell table:style-name="Table7.A2" office:value-type="string">
            <text:p text:style-name="P9">2^30</text:p>
          </table:table-cell>
          <table:table-cell table:style-name="Table7.D2" office:value-type="string">
            <text:p text:style-name="P9">1024^3</text:p>
          </table:table-cell>
        </table:table-row>
        <table:table-row table:style-name="Table7.1">
          <table:table-cell table:style-name="Table7.A2" office:value-type="string">
            <text:p text:style-name="P9">tebi</text:p>
          </table:table-cell>
          <table:table-cell table:style-name="Table7.A2" office:value-type="string">
            <text:p text:style-name="P9">Ti</text:p>
          </table:table-cell>
          <table:table-cell table:style-name="Table7.A2" office:value-type="string">
            <text:p text:style-name="P9">2^40</text:p>
          </table:table-cell>
          <table:table-cell table:style-name="Table7.D2" office:value-type="string">
            <text:p text:style-name="P9">1024^4</text:p>
          </table:table-cell>
        </table:table-row>
        <table:table-row table:style-name="Table7.1">
          <table:table-cell table:style-name="Table7.A2" office:value-type="string">
            <text:p text:style-name="P9">pebi</text:p>
          </table:table-cell>
          <table:table-cell table:style-name="Table7.A2" office:value-type="string">
            <text:p text:style-name="P9">Pi</text:p>
          </table:table-cell>
          <table:table-cell table:style-name="Table7.A2" office:value-type="string">
            <text:p text:style-name="P9">2^50</text:p>
          </table:table-cell>
          <table:table-cell table:style-name="Table7.D2" office:value-type="string">
            <text:p text:style-name="P9">1024^5</text:p>
          </table:table-cell>
        </table:table-row>
        <table:table-row table:style-name="Table7.1">
          <table:table-cell table:style-name="Table7.A2" office:value-type="string">
            <text:p text:style-name="P9">exbi</text:p>
          </table:table-cell>
          <table:table-cell table:style-name="Table7.A2" office:value-type="string">
            <text:p text:style-name="P9">Ei</text:p>
          </table:table-cell>
          <table:table-cell table:style-name="Table7.A2" office:value-type="string">
            <text:p text:style-name="P9">2^60</text:p>
          </table:table-cell>
          <table:table-cell table:style-name="Table7.D2" office:value-type="string">
            <text:p text:style-name="P9">1024^6</text:p>
          </table:table-cell>
        </table:table-row>
        <table:table-row table:style-name="Table7.1">
          <table:table-cell table:style-name="Table7.A2" office:value-type="string">
            <text:p text:style-name="P9">zebi</text:p>
          </table:table-cell>
          <table:table-cell table:style-name="Table7.A2" office:value-type="string">
            <text:p text:style-name="P9">Zi</text:p>
          </table:table-cell>
          <table:table-cell table:style-name="Table7.A2" office:value-type="string">
            <text:p text:style-name="P9">2^70</text:p>
          </table:table-cell>
          <table:table-cell table:style-name="Table7.D2" office:value-type="string">
            <text:p text:style-name="P9">1024^7</text:p>
          </table:table-cell>
        </table:table-row>
        <table:table-row table:style-name="Table7.1">
          <table:table-cell table:style-name="Table7.A2" office:value-type="string">
            <text:p text:style-name="P9">yobi</text:p>
          </table:table-cell>
          <table:table-cell table:style-name="Table7.A2" office:value-type="string">
            <text:p text:style-name="P9">Yi</text:p>
          </table:table-cell>
          <table:table-cell table:style-name="Table7.A2" office:value-type="string">
            <text:p text:style-name="P9">2^80</text:p>
          </table:table-cell>
          <table:table-cell table:style-name="Table7.D2" office:value-type="string">
            <text:p text:style-name="P9">1024^8</text:p>
          </table:table-cell>
        </table:table-row>
      </table:table>
      <text:p text:style-name="Table">Table <text:sequence text:ref-name="refTable6" text:name="Table" text:formula="ooow:Table+1" style:num-format="1">7</text:sequence>: Binary unit prefixes</text:p>
      <text:h text:style-name="Heading1-Custom" text:outline-level="2">Functions</text:h>
      <text:p text:style-name="TextBodyIndented">MathyResurrected has a set of built in functions. Function arguments are separated by cofigurable separator. Functions are case insensitive.</text:p>
      <table:table table:name="Table8" table:style-name="Table8">
        <table:table-column table:style-name="Table8.A"/>
        <table:table-column table:style-name="Table8.B"/>
        <table:table-row>
          <table:table-cell table:style-name="Table8.A1" office:value-type="string">
            <text:p text:style-name="P7">sin(x) </text:p>
          </table:table-cell>
          <table:table-cell table:style-name="Table8.B1" office:value-type="string">
            <text:p text:style-name="P7">complex sine of x</text:p>
          </table:table-cell>
        </table:table-row>
        <table:table-row>
          <table:table-cell table:style-name="Table8.A2" office:value-type="string">
            <text:p text:style-name="P7">cos(x)</text:p>
          </table:table-cell>
          <table:table-cell table:style-name="Table8.B2" office:value-type="string">
            <text:p text:style-name="P7">complex cosine of x</text:p>
          </table:table-cell>
        </table:table-row>
        <table:table-row>
          <table:table-cell table:style-name="Table8.A2" office:value-type="string">
            <text:p text:style-name="P7">tan(x)</text:p>
          </table:table-cell>
          <table:table-cell table:style-name="Table8.B2" office:value-type="string">
            <text:p text:style-name="P7">complex tangent of x</text:p>
          </table:table-cell>
        </table:table-row>
        <table:table-row>
          <table:table-cell table:style-name="Table8.A2" office:value-type="string">
            <text:p text:style-name="P7">asin(x) arcsin(x)</text:p>
          </table:table-cell>
          <table:table-cell table:style-name="Table8.B2" office:value-type="string">
            <text:p text:style-name="P7">complex arc sine of x</text:p>
          </table:table-cell>
        </table:table-row>
        <table:table-row>
          <table:table-cell table:style-name="Table8.A2" office:value-type="string">
            <text:p text:style-name="P7">acos(x) arccos(x)</text:p>
          </table:table-cell>
          <table:table-cell table:style-name="Table8.B2" office:value-type="string">
            <text:p text:style-name="P7">complex arc cosine of x</text:p>
          </table:table-cell>
        </table:table-row>
        <table:table-row>
          <table:table-cell table:style-name="Table8.A2" office:value-type="string">
            <text:p text:style-name="P7">atan(x) arctan(x)</text:p>
          </table:table-cell>
          <table:table-cell table:style-name="Table8.B2" office:value-type="string">
            <text:p text:style-name="P7">complex arc tangent of x</text:p>
          </table:table-cell>
        </table:table-row>
        <table:table-row>
          <table:table-cell table:style-name="Table8.A2" office:value-type="string">
            <text:p text:style-name="P7">atan2(x,y) arctan2(x,y)</text:p>
          </table:table-cell>
          <table:table-cell table:style-name="Table8.B2" office:value-type="string">
            <text:p text:style-name="P7">arc tangent of y/x, but uses the sign of both arguments to determine the quadrant. Works only with Re{} part of expression</text:p>
          </table:table-cell>
        </table:table-row>
      </table:table>
      <text:p text:style-name="Table">Table <text:sequence text:ref-name="refTable7" text:name="Table" text:formula="ooow:Table+1" style:num-format="1">8</text:sequence>: Trigonometric functions</text:p>
      <table:table table:name="Table9" table:style-name="Table9">
        <table:table-column table:style-name="Table9.A"/>
        <table:table-column table:style-name="Table9.B"/>
        <table:table-row table:style-name="Table9.1">
          <table:table-cell table:style-name="Table9.A1" office:value-type="string">
            <text:p text:style-name="P8">sinh(x) <text:s text:c="3"/></text:p>
          </table:table-cell>
          <table:table-cell table:style-name="Table9.B1" office:value-type="string">
            <text:p text:style-name="P8">complex hyperbolic sine of x</text:p>
          </table:table-cell>
        </table:table-row>
        <table:table-row table:style-name="Table9.1">
          <table:table-cell table:style-name="Table9.A2" office:value-type="string">
            <text:p text:style-name="P8">cosh(x) <text:s text:c="3"/></text:p>
          </table:table-cell>
          <table:table-cell table:style-name="Table9.B2" office:value-type="string">
            <text:p text:style-name="P8">complex hyperbolic cosine of x</text:p>
          </table:table-cell>
        </table:table-row>
        <table:table-row table:style-name="Table9.1">
          <table:table-cell table:style-name="Table9.A2" office:value-type="string">
            <text:p text:style-name="P8">tanh(x) <text:s text:c="3"/></text:p>
          </table:table-cell>
          <table:table-cell table:style-name="Table9.B2" office:value-type="string">
            <text:p text:style-name="P8">complex hyperbolic tangent of x</text:p>
          </table:table-cell>
        </table:table-row>
        <table:table-row table:style-name="Table9.1">
          <table:table-cell table:style-name="Table9.A2" office:value-type="string">
            <text:p text:style-name="P8">asinh(x) arcsinh(x) </text:p>
          </table:table-cell>
          <table:table-cell table:style-name="Table9.B2" office:value-type="string">
            <text:p text:style-name="P8">complex inverse hyperbolic sine of x</text:p>
          </table:table-cell>
        </table:table-row>
        <table:table-row table:style-name="Table9.1">
          <table:table-cell table:style-name="Table9.A2" office:value-type="string">
            <text:p text:style-name="P8">acosh(x) arccosh(x) </text:p>
          </table:table-cell>
          <table:table-cell table:style-name="Table9.B2" office:value-type="string">
            <text:p text:style-name="P8">complex inverse hyperbolic cosine of x</text:p>
          </table:table-cell>
        </table:table-row>
        <table:table-row table:style-name="Table9.1">
          <table:table-cell table:style-name="Table9.A6" office:value-type="string">
            <text:p text:style-name="P8">atanh(x) arctanh(x) </text:p>
          </table:table-cell>
          <table:table-cell table:style-name="Table9.B6" office:value-type="string">
            <text:p text:style-name="P8">complex inverse hyperbolic tangent of x</text:p>
          </table:table-cell>
        </table:table-row>
      </table:table>
      <text:p text:style-name="Table">Table <text:sequence text:ref-name="refTable8" text:name="Table" text:formula="ooow:Table+1" style:num-format="1">9</text:sequence>: Hyperbolic functions</text:p>
      <table:table table:name="Table10" table:style-name="Table10">
        <table:table-column table:style-name="Table10.A"/>
        <table:table-column table:style-name="Table10.B"/>
        <text:soft-page-break/>
        <table:table-row table:style-name="Table10.1">
          <table:table-cell table:style-name="Table10.A1" office:value-type="string">
            <text:p text:style-name="P8">exp(x) <text:s text:c="5"/></text:p>
          </table:table-cell>
          <table:table-cell table:style-name="Table10.B1" office:value-type="string">
            <text:p text:style-name="P8">e (2.71828183... ) raised to the power of x</text:p>
          </table:table-cell>
        </table:table-row>
        <table:table-row table:style-name="Table10.1">
          <table:table-cell table:style-name="Table10.A1" office:value-type="string">
            <text:p text:style-name="P8">ln(x) log(x)</text:p>
          </table:table-cell>
          <table:table-cell table:style-name="Table10.B1" office:value-type="string">
            <text:p text:style-name="P8">natural logarithm of x</text:p>
          </table:table-cell>
        </table:table-row>
        <table:table-row table:style-name="Table10.1">
          <table:table-cell table:style-name="Table10.A1" office:value-type="string">
            <text:p text:style-name="P8">log10(x) <text:s text:c="3"/></text:p>
          </table:table-cell>
          <table:table-cell table:style-name="Table10.B1" office:value-type="string">
            <text:p text:style-name="P8">common logarithm of x</text:p>
          </table:table-cell>
        </table:table-row>
        <table:table-row table:style-name="Table10.1">
          <table:table-cell table:style-name="Table10.A1" office:value-type="string">
            <text:p text:style-name="P8">sqrt(x) <text:s text:c="4"/></text:p>
          </table:table-cell>
          <table:table-cell table:style-name="Table10.B1" office:value-type="string">
            <text:p text:style-name="P8">square root of x</text:p>
          </table:table-cell>
        </table:table-row>
        <table:table-row table:style-name="Table10.1">
          <table:table-cell table:style-name="Table10.A5" office:value-type="string">
            <text:p text:style-name="P8">pow(x,y) <text:s/></text:p>
          </table:table-cell>
          <table:table-cell table:style-name="Table10.B5" office:value-type="string">
            <text:p text:style-name="P8">x raised to the power of y</text:p>
          </table:table-cell>
        </table:table-row>
      </table:table>
      <text:p text:style-name="Table">Table <text:sequence text:ref-name="refTable9" text:name="Table" text:formula="ooow:Table+1" style:num-format="1">10</text:sequence>: Exponential and logarithmic functions</text:p>
      <table:table table:name="Table11" table:style-name="Table11">
        <table:table-column table:style-name="Table11.A"/>
        <table:table-column table:style-name="Table11.B"/>
        <table:table-row table:style-name="Table11.1">
          <table:table-cell table:style-name="Table11.A1" office:value-type="string">
            <text:p text:style-name="P8">abs(x)</text:p>
          </table:table-cell>
          <table:table-cell table:style-name="Table11.B1" office:value-type="string">
            <text:p text:style-name="P8">absolute value of x</text:p>
          </table:table-cell>
        </table:table-row>
        <table:table-row table:style-name="Table11.1">
          <table:table-cell table:style-name="Table11.A1" office:value-type="string">
            <text:p text:style-name="P8">re(x)</text:p>
          </table:table-cell>
          <table:table-cell table:style-name="Table11.B1" office:value-type="string">
            <text:p text:style-name="P8">real part of x</text:p>
          </table:table-cell>
        </table:table-row>
        <table:table-row table:style-name="Table11.1">
          <table:table-cell table:style-name="Table11.A1" office:value-type="string">
            <text:p text:style-name="P8">im(x)</text:p>
          </table:table-cell>
          <table:table-cell table:style-name="Table11.B1" office:value-type="string">
            <text:p text:style-name="P8">imaginary part of x</text:p>
          </table:table-cell>
        </table:table-row>
        <table:table-row table:style-name="Table11.1">
          <table:table-cell table:style-name="Table11.A1" office:value-type="string">
            <text:p text:style-name="P8">arg(x)</text:p>
          </table:table-cell>
          <table:table-cell table:style-name="Table11.B1" office:value-type="string">
            <text:p text:style-name="P8">argument of x</text:p>
          </table:table-cell>
        </table:table-row>
        <table:table-row table:style-name="Table11.1">
          <table:table-cell table:style-name="Table11.A1" office:value-type="string">
            <text:p text:style-name="P8">conj(x)</text:p>
          </table:table-cell>
          <table:table-cell table:style-name="Table11.B1" office:value-type="string">
            <text:p text:style-name="P8">complex conjugate</text:p>
          </table:table-cell>
        </table:table-row>
        <table:table-row table:style-name="Table11.1">
          <table:table-cell table:style-name="Table11.A1" office:value-type="string">
            <text:p text:style-name="P8">min(x, y)</text:p>
          </table:table-cell>
          <table:table-cell table:style-name="Table11.B1" office:value-type="string">
            <text:p text:style-name="P8">smallest of x and y NOTE: min(a,b) = min(Re(a), Re(b)) if (Im{a}!=0 || Im{b}!=0)</text:p>
          </table:table-cell>
        </table:table-row>
        <table:table-row table:style-name="Table11.1">
          <table:table-cell table:style-name="Table11.A1" office:value-type="string">
            <text:p text:style-name="P8">max(x, y)</text:p>
          </table:table-cell>
          <table:table-cell table:style-name="Table11.B1" office:value-type="string">
            <text:p text:style-name="P8">biggest of x and y NOTE: max(a,b)= max(Re(a), Re(b)) if (Im{a}!=0 || Im{b}!=0)</text:p>
          </table:table-cell>
        </table:table-row>
        <table:table-row table:style-name="Table11.1">
          <table:table-cell table:style-name="Table11.A1" office:value-type="string">
            <text:p text:style-name="P8">deg(x)</text:p>
          </table:table-cell>
          <table:table-cell table:style-name="Table11.B1" office:value-type="string">
            <text:p text:style-name="P8">for x radians returns number of degrees (0 &lt;= deg(x) &lt; 360) NOTE: deg(x)=deg(Re(x)) if Im{x}!=0</text:p>
          </table:table-cell>
        </table:table-row>
        <table:table-row table:style-name="Table11.1">
          <table:table-cell table:style-name="Table11.A1" office:value-type="string">
            <text:p text:style-name="P8">rad(x)</text:p>
          </table:table-cell>
          <table:table-cell table:style-name="Table11.B1" office:value-type="string">
            <text:p text:style-name="P8">for x degrees returns number of radians (0 &lt;= rad(x) &lt; 2pi) NOTE: rad(x)=rad(Re(x)) if Im{x}!=0</text:p>
          </table:table-cell>
        </table:table-row>
        <table:table-row table:style-name="Table11.1">
          <table:table-cell table:style-name="Table11.A1" office:value-type="string">
            <text:p text:style-name="P8">norm(x)</text:p>
          </table:table-cell>
          <table:table-cell table:style-name="Table11.B1" office:value-type="string">
            <text:p text:style-name="P8">norm of complex number</text:p>
          </table:table-cell>
        </table:table-row>
        <table:table-row table:style-name="Table11.1">
          <table:table-cell table:style-name="Table11.A1" office:value-type="string">
            <text:p text:style-name="P8">polar(x)</text:p>
          </table:table-cell>
          <table:table-cell table:style-name="Table11.B1" office:value-type="string">
            <text:p text:style-name="P8">creates complex number from polar components, where Re(x) = r and Im(x) = t;</text:p>
          </table:table-cell>
        </table:table-row>
      </table:table>
      <text:p text:style-name="Table">Table <text:sequence text:ref-name="refTable10" text:name="Table" text:formula="ooow:Table+1" style:num-format="1">11</text:sequence>: Miscellaneous functions</text:p>
      <text:h text:style-name="Heading1-Custom" text:outline-level="2">Constants</text:h>
      <text:p text:style-name="TextBodyIndented">There are three predefined constants:</text:p>
      <text:list xml:id="list30680659" text:style-name="L3">
        <text:list-item>
          <text:p text:style-name="P15">pi<text:tab/>3.14159265...</text:p>
        </text:list-item>
        <text:list-item>
          <text:p text:style-name="P15">e<text:tab/>2.71828183...</text:p>
        </text:list-item>
        <text:list-item>
          <text:p text:style-name="P15">ans<text:tab/>result of previous calculation</text:p>
        </text:list-item>
      </text:list>
      <text:p text:style-name="TextBodyIndented">Constants are case sensitive.</text:p>
      <text:p text:style-name="TextBodyIndented">With complex unit ('i' or 'j') it is allowed to write expressions like this: 2i, 5.5j, etc... With other constants this is not allowed. So, if you want for example double of pi, you must write 2*pi, not 2pi. If you're wondering why is this so, try to interpret this expression: 12e+3. Is it equal to 12*10^3 or is it 12*e+3? So, once again: there is no implicit multiplication with constants. On the other hand, it is allowed to use constant alone instead of multiplying it with one, ie. 34+e, pi+25, (instead of 34+1*e, 1*pi+25) etc...</text:p>
      <text:h text:style-name="Heading1-Custom" text:outline-level="2"><text:soft-page-break/>Troubleshoting and FAQ</text:h>
      <text:list xml:id="list31179423" text:style-name="L5">
        <text:list-item>
          <text:p text:style-name="P23">Why does Launhy boecome unresponsive while I'm doing calculation?</text:p>
          <text:p text:style-name="P16">Because you are pushing it to far! :-)</text:p>
          <text:p text:style-name="P16">If you try really big numers, Mathy Resurrected will happily use them in calculations. But, that comes with the cost: speed. This penalty comes mostly from displaying numbers, not calculating them. </text:p>
          <text:p text:style-name="P16">One solution is to consider turning of binary, hexadecimal and octal number base display. If that doesn't work, try setting number display from fixed to scientiffic or automatic. That should do the trick. </text:p>
          <text:p text:style-name="P16">If you really need numbers that big, and really need displaying every single digit of a number, consider using Matlab, Mathematica or some similar solution. </text:p>
        </text:list-item>
        <text:list-item>
          <text:p text:style-name="P16">How big numbers are we talking about in FAQ 1.? </text:p>
          <text:p text:style-name="P16">It depend on your system. Generaly, everything bigger than 1e1000 will probably slow down things on weaker systems. </text:p>
          <text:p text:style-name="P16">Only for reference, on my system with 2x2,0 Ghz processor, anything bigger than 1e100000 will slow things down. </text:p>
          <text:p text:style-name="P16">On the other hand, I believe there is no skin large enough <text:s/>to display 100000 digits <text:s/>properly :-)</text:p>
        </text:list-item>
        <text:list-item>
          <text:p text:style-name="P16">But I've read on other places in this documentation that Mathy Resurrected doesn't even support numbers this big?</text:p>
          <text:p text:style-name="P16">Well, if you really need to know, it does. You just haven't read docs throughly. On these other places it is said that numbers from certain range can be fully displayed using fixed output format without introducing some small error. Numbers that can be used in calculations are much bigger thatn that, but displaying them using fixed output format introduces small error and is not recomended. </text:p>
        </text:list-item>
      </text:list>
      <text:table-index text:style-name="Sect1" text:protected="true" text:name="Index of Tables1">
        <text:table-index-source text:caption-sequence-name="Table" text:caption-sequence-format="text">
          <text:index-title-template text:style-name="Heading1-Custom">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20" text:outline-level="2">Index of Tables</text:h>
          </text:index-title>
          <text:p text:style-name="P22">Table 1: Examples of numeric input<text:tab/>2</text:p>
          <text:p text:style-name="P22">Table 2: Unary operators<text:tab/>3</text:p>
          <text:p text:style-name="P22">Table 3: Binary arithemtic operators<text:tab/>3</text:p>
          <text:p text:style-name="P22">Table 4: Bitwise operators<text:tab/>3</text:p>
          <text:p text:style-name="P22">Table 5: Oprator precedence<text:tab/>4</text:p>
          <text:p text:style-name="P22">Table 6: SI unit prefixes<text:tab/>5</text:p>
          <text:p text:style-name="P22">Table 7: Binary unit prefixes<text:tab/>6</text:p>
          <text:p text:style-name="P22">Table 8: Trigonometric functions<text:tab/>6</text:p>
          <text:p text:style-name="P22">Table 9: Hyperbolic functions<text:tab/>6</text:p>
          <text:p text:style-name="P22">Table 10: Exponential and logarithmic functions<text:tab/>7</text:p>
          <text:p text:style-name="P22">Table 11: Miscellaneous functions<text:tab/>7</text:p>
        </text:index-body>
      </text:table-index>
      <text:p text:style-name="TextBodyIndente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hr" fo:country="H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fo:break-before="auto" fo:break-aft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orkTitle" style:family="paragraph" style:parent-style-name="Standard" style:next-style-name="WorkSubtitle">
      <style:paragraph-properties fo:margin-top="9.999cm" fo:margin-bottom="0cm" fo:text-align="center" style:justify-single-word="false">
        <style:tab-stops/>
      </style:paragraph-properties>
      <style:text-properties fo:font-size="24pt" fo:font-weight="bold"/>
    </style:style>
    <style:style style:name="Heading_20_1" style:display-name="Heading 1" style:family="paragraph" style:parent-style-name="Heading" style:next-style-name="TextBodyIndented"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WorkSubtitle" style:family="paragraph" style:parent-style-name="WorkTitle" style:next-style-name="Heading_20_1">
      <style:paragraph-properties fo:margin-top="0cm" fo:margin-bottom="0cm"/>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BodyIndented" style:family="paragraph" style:parent-style-name="Text_20_body">
      <style:paragraph-properties fo:margin-left="0cm" fo:margin-right="0cm" fo:text-align="justify" style:justify-single-word="false" fo:text-indent="1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1_20_-_20_Reset_20_PG_20_num" style:display-name="Heading1 - Reset PG num" style:family="paragraph" style:parent-style-name="Heading_20_1" style:next-style-name="TextBodyIndented" style:default-outline-level="1" style:master-page-name="ContentPages">
      <style:paragraph-properties style:page-number="1" fo:break-before="auto" fo:break-after="auto" fo:background-color="transparent" style:shadow="none">
        <style:tab-stops/>
        <style:background-image/>
      </style:paragraph-properties>
    </style:style>
    <style:style style:name="Heading_20_2" style:display-name="Heading 2" style:family="paragraph" style:parent-style-name="Heading" style:next-style-name="Text_20_body" style:class="text">
      <style:text-properties fo:font-size="13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2-Custom" style:family="paragraph" style:parent-style-name="Heading_20_2" style:next-style-name="TextBodyIndented" style:default-outline-level="3" style:master-page-name="">
      <style:paragraph-properties style:page-number="auto" fo:background-color="transparent" style:shadow="none">
        <style:tab-stops/>
        <style:background-image/>
      </style:paragraph-properties>
    </style:style>
    <style:style style:name="Heading1-Custom" style:family="paragraph" style:parent-style-name="Heading_20_1" style:next-style-name="TextBodyIndented" style:default-outline-level="2"/>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center" style:justify-single-word="false" style:page-number="auto"/>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master-page style:name="Front" style:page-layout-name="Mpm2" style:next-style-name="Standard"/>
    <style:master-page style:name="IndexPages" style:page-layout-name="Mpm3" style:next-style-name="Standard"/>
    <style:master-page style:name="ContentPages" style:page-layout-name="Mpm4">
      <style:header>
        <text:p text:style-name="MP1"><text:title>Mathy Resurrected</text:title>, <text:user-defined text:name="MRVersion">v0.0.2</text:user-defined></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9T18:47:15.11</meta:creation-date>
    <meta:editing-duration>PT03H50M45S</meta:editing-duration>
    <meta:editing-cycles>117</meta:editing-cycles>
    <meta:generator>OpenOffice.org/3.2$Win32 OpenOffice.org_project/320m18$Build-9502</meta:generator>
    <meta:initial-creator>Tomislav Adamić</meta:initial-creator>
    <dc:subject>README</dc:subject>
    <dc:title>Mathy Resurrected</dc:title>
    <dc:date>2010-10-01T11:30:25.58</dc:date>
    <dc:creator>Tomislav Adamić</dc:creator>
    <meta:document-statistic meta:table-count="11" meta:image-count="0" meta:object-count="1" meta:page-count="11" meta:paragraph-count="390" meta:word-count="1912" meta:character-count="11223"/>
    <meta:user-defined meta:name="MRVersion">v0.0.2</meta:user-defined>
  </office:meta>
</office:document-meta>
</file>

<file path=Object 1/content.xml><?xml version="1.0" encoding="utf-8"?>
<math xmlns="http://www.w3.org/1998/Math/MathML">
  <semantics>
    <mrow>
      <mo stretchy="false">(</mo>
      <msqrt>
        <mrow>
          <mi mathvariant="normal">−</mi>
          <mn>1</mn>
        </mrow>
      </msqrt>
      <mo stretchy="false">)</mo>
    </mrow>
    <annotation encoding="StarMath 5.0">(sqrt{-1} ) </annotation>
  </semantics>
</math>
</file>